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Helper.getExistingLanguageVersion( final Document document , String preferredLangu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cumentHelper.getDocumentUrl( String uuid , String documentArea , String langu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cumentHelper.getCompleteParent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cumentHelper.DocumentHelper( ServiceManager manager , Map _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cumentHelper.getExistingLanguageVersion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